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1020*"/>
    </style:style>
    <style:style style:name="Tabelle1.B" style:family="table-column">
      <style:table-column-properties style:column-width="2.461cm" style:rel-column-width="1395*"/>
    </style:style>
    <style:style style:name="Tabelle1.C" style:family="table-column">
      <style:table-column-properties style:column-width="3.069cm" style:rel-column-width="1740*"/>
    </style:style>
    <style:style style:name="Tabelle1.D" style:family="table-column">
      <style:table-column-properties style:column-width="10.054cm" style:rel-column-width="5700*"/>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3" style:family="paragraph" style:parent-style-name="Standard">
      <style:paragraph-properties fo:margin-left="0cm" fo:margin-right="0cm" fo:text-indent="0.046cm" style:auto-text-indent="false" style:snap-to-layout-grid="false"/>
    </style:style>
    <style:style style:name="P14" style:family="paragraph" style:parent-style-name="Standard" style:list-style-name="L1"/>
    <style:style style:name="P15" style:family="paragraph" style:parent-style-name="Standard" style:master-page-name="First_20_Page">
      <style:paragraph-properties style:page-number="1"/>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3.44cm" fo:margin-right="0cm" fo:text-indent="-3.466cm" style:auto-text-indent="false">
        <style:tab-stops/>
      </style:paragraph-properties>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color="#ff0000"/>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Fahrprogramm<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2"><text:span text:style-name="T3">Datum</text:span><text:tab/><text:modification-date style:data-style-name="N36">21.04.2010</text:modification-date></text:p>
      <text:p text:style-name="P12"><text:span text:style-name="T3">Quelle</text:span><text:tab/>Dokumente → 04_Test → 04.01_Testspezifikation</text:p>
      <text:p text:style-name="P12"><text:span text:style-name="T3">Autoren</text:span><text:tab/>Norman Nieß</text:p>
      <text:p text:style-name="P12"><text:tab/>Kai Dziembala</text:p>
      <text:p text:style-name="P12"><text:span text:style-name="T3">Version</text:span><text:tab/><text:reference-mark-start text:name="Version"/><text:span text:style-name="Version_20_Char">0.0</text:span><text:reference-mark-end text:name="Version"/></text:p>
      <text:p text:style-name="P12"><text:span text:style-name="T3">Status</text:span><text:tab/>in Bearbeitung</text:p>
      <text:p text:style-name="P12"/>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3">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1.04.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text:s/>Historie<text:tab/>2</text:p>
          <text:p text:style-name="P19">2 <text:s/>Inhaltsverzeichnis<text:tab/>3</text:p>
          <text:p text:style-name="P19">3 <text:s/>Testfall 1 „Fahrprogramm für Lokomotive 1“<text:tab/>4</text:p>
          <text:p text:style-name="P20">3.1 <text:s/>Identifikation des Testobjektes<text:tab/>4</text:p>
          <text:p text:style-name="P20">3.2 <text:s/>Test-Identifikation<text:tab/>4</text:p>
          <text:p text:style-name="P20">3.3 <text:s/>Testskript<text:tab/>4</text:p>
          <text:p text:style-name="P20">3.4 <text:s/>Testreferenz<text:tab/>4</text:p>
          <text:p text:style-name="P20">3.5 <text:s/>Test-Protokoll<text:tab/>4</text:p>
          <text:p text:style-name="P19">4 <text:s/>Testfall 2 „Fahrprogramm für Lokomotive 2“<text:tab/>5</text:p>
          <text:p text:style-name="P20">4.1 <text:s/>Test-Identifikation<text:tab/>5</text:p>
          <text:p text:style-name="P20">4.2 <text:s/>Testskript<text:tab/>5</text:p>
          <text:p text:style-name="P20">4.3 <text:s/>Testreferenz<text:tab/>5</text:p>
          <text:p text:style-name="P20">4.4 <text:s/>Test-Protokoll<text:tab/>5</text:p>
          <text:p text:style-name="P19">5 <text:s/>Testfall 3 „Fahrprogramm für eine nicht definierte Lokomotive'“<text:tab/>6</text:p>
          <text:p text:style-name="P20">5.1 <text:s/>Es wird der Programmcode zum Softwaremodul „Fahrprogramm“ Version 0.2 getestet:<text:tab/>6</text:p>
          <text:p text:style-name="P20">5.2 <text:s/>Test-Identifikation<text:tab/>6</text:p>
          <text:p text:style-name="P20">5.3 <text:s/>Testskript<text:tab/>6</text:p>
          <text:p text:style-name="P20">5.4 <text:s/>Testreferenz<text:tab/>6</text:p>
          <text:p text:style-name="P20">5.5 <text:s/>Test-Protokoll<text:tab/>6</text:p>
          <text:p text:style-name="P19">6 <text:s/>Auswertung<text:tab/>7</text:p>
        </text:index-body>
      </text:table-of-content>
      <text:p text:style-name="P10"/>
      <text:h text:style-name="Heading_20_1" text:outline-level="1"><text:s/>Testfall 1 „Fahrprogramm für Lokomotive 1“</text:h>
      <text:h text:style-name="Heading_20_2" text:outline-level="2"><text:s/>Identifikation des Testobjektes</text:h>
      <text:p text:style-name="Standard">Es wird der Programmcode zum Softwaremodul „Fahrprogramm“ Version 0.2 getestet:</text:p>
      <text:list xml:id="list37434863" text:style-name="L1">
        <text:list-item>
          <text:p text:style-name="P14">Fahrprogramm.c</text:p>
        </text:list-item>
        <text:list-item>
          <text:p text:style-name="P14">Fahrprogramm.h</text:p>
        </text:list-item>
      </text:list>
      <text:p text:style-name="Standard">Das zu testende 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Standard"/>
      <text:h text:style-name="Heading_20_2" text:outline-level="2"><text:s/>Test-Identifikation</text:h>
      <text:p text:style-name="P17">Testname:<text:tab/>Test_Fahrprogramm_Lok1</text:p>
      <text:p text:style-name="P17">Szenario:<text:tab/>Fahrprogramm wird mit der Codierung für die Lokomotive 1 aufgerufen und es soll die <text:span text:style-name="T4">entsprechende</text:span> Fahranweisung zurückgegeben werden</text:p>
      <text:p text:style-name="P17">Testverzeichnis:<text:tab/>Google Code → Tests → Modultests → Fahrprogramm</text:p>
      <text:h text:style-name="Heading_20_2" text:outline-level="2"><text:s/>Testskript</text:h>
      <text:p text:style-name="Standard"/>
      <text:p text:style-name="Standard"/>
      <text:h text:style-name="Heading_20_2" text:outline-level="2"><text:s/>Testreferenz</text:h>
      <text:p text:style-name="Standard"/>
      <text:p text:style-name="Standard"/>
      <text:h text:style-name="Heading_20_2" text:outline-level="2"><text:s/>Test-Protokoll</text:h>
      <text:p text:style-name="Standard"/>
      <text:p text:style-name="Standard"/>
      <text:p text:style-name="Standard"/>
      <text:h text:style-name="Heading_20_1" text:outline-level="1"><text:s/>Testfall 2 „Fahrprogramm für Lokomotive 2“</text:h>
      <text:p text:style-name="Standard">Es wird der Programmcode zum Softwaremodul „Fahrprogramm“ Version 0.2 getestet:</text:p>
      <text:list xml:id="list38341997" text:continue-numbering="true" text:style-name="L1">
        <text:list-item>
          <text:p text:style-name="P14">Fahrprogramm.c</text:p>
        </text:list-item>
        <text:list-item>
          <text:p text:style-name="P14">Fahrprogramm.h</text:p>
        </text:list-item>
      </text:list>
      <text:p text:style-name="Standard">Das zu testende 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Standard"/>
      <text:h text:style-name="Heading_20_2" text:outline-level="2"><text:s/>Test-Identifikation</text:h>
      <text:p text:style-name="P17">Testname:<text:tab/>Test_Fahrprogramm_Lok2</text:p>
      <text:p text:style-name="P17">Szenario:<text:tab/>Fahrprogramm wird mit der Codierung für die Lokomotive 2 aufgerufen und es soll die <text:span text:style-name="T4">entsprechende</text:span> Fahranweisung zurückgegeben werden</text:p>
      <text:p text:style-name="P17">Testverzeichnis:<text:tab/>Google Code → Tests → Modultests → Fahrprogramm</text:p>
      <text:p text:style-name="Standard"/>
      <text:h text:style-name="Heading_20_2" text:outline-level="2"><text:s/>Testskript</text:h>
      <text:p text:style-name="Standard"/>
      <text:p text:style-name="Standard"/>
      <text:h text:style-name="Heading_20_2" text:outline-level="2"><text:s/>Testreferenz</text:h>
      <text:p text:style-name="Standard"/>
      <text:p text:style-name="Standard"/>
      <text:h text:style-name="Heading_20_2" text:outline-level="2"><text:s/>Test-Protokoll</text:h>
      <text:p text:style-name="Standard"/>
      <text:p text:style-name="Standard"/>
      <text:h text:style-name="Heading_20_1" text:outline-level="1"><text:s/>Testfall 3 „Fahrprogramm für eine nicht definierte Lokomotive'“</text:h>
      <text:h text:style-name="Heading_20_2" text:outline-level="2"><text:s/>Es wird der Programmcode zum Softwaremodul „Fahrprogramm“ Version 0.2 getestet:</text:h>
      <text:list xml:id="list38318023" text:continue-numbering="true" text:style-name="L1">
        <text:list-item>
          <text:p text:style-name="P14">Fahrprogramm.c</text:p>
        </text:list-item>
        <text:list-item>
          <text:p text:style-name="P14">Fahrprogramm.h</text:p>
        </text:list-item>
      </text:list>
      <text:p text:style-name="Standard">Das zu testende 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Standard"/>
      <text:h text:style-name="Heading_20_2" text:outline-level="2"><text:s/>Test-Identifikation</text:h>
      <text:p text:style-name="P17">Testname:<text:tab/>Test_Fahrprogramm_nichtdefLok</text:p>
      <text:p text:style-name="P17">Szenario:<text:tab/>Fahrprogramm wird mit einer Codierung aufgerufen, welche keiner Lokomotive zuzuordnen ist. <text:s/>Dabei soll ein 'Err' zurückgegeben werden</text:p>
      <text:p text:style-name="P17">Testverzeichnis:<text:tab/>Google Code → Tests → Modultests → Fahrprogramm</text:p>
      <text:p text:style-name="Standard"/>
      <text:h text:style-name="Heading_20_2" text:outline-level="2"><text:s/>Testskript</text:h>
      <text:p text:style-name="Standard"/>
      <text:p text:style-name="Standard"/>
      <text:h text:style-name="Heading_20_2" text:outline-level="2"><text:s/>Testreferenz</text:h>
      <text:p text:style-name="Standard"/>
      <text:p text:style-name="Standard"/>
      <text:h text:style-name="Heading_20_2" text:outline-level="2"><text:s/>Test-Protokoll</text:h>
      <text:p text:style-name="Standard"/>
      <text:h text:style-name="P18" text:outline-level="1"><text:s/>Auswertung</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Fahrprogramm</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5"><draw:text-box><text:p text:style-name="MP5"><text:s/></text:p></draw:text-box></draw:frame></text:p>
      </style:header>
      <style:footer>
        <text:p text:style-name="Footer"><draw:frame draw:style-name="Mfr1" draw:name="Rahmen8" text:anchor-type="char" svg:x="0cm" svg:y="27.303cm" svg:width="17.701cm" svg:height="0.4cm" draw:z-index="9"><draw:text-box><text:p text:style-name="MP6"/></draw:text-box></draw:frame><text:tab/>Version <text:span text:style-name="MT1"><text:reference-ref text:reference-format="text" text:ref-name="Version">0.0</text:reference-ref></text:span> vom <text:modification-date style:data-style-name="N36">21.04.2010</text:modification-date><text:tab/>Seite <text:page-number text:select-page="current">7</text:page-number>/<text:page-count style:num-format="1">7</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Fahrprogramm</text:reference-ref></text:span><draw:frame draw:style-name="Mfr1" draw:name="Rahmen11" text:anchor-type="char" svg:x="0cm" svg:y="4.501cm" svg:width="17.701cm" svg:height="0.4cm" draw:z-index="1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13"><draw:text-box><text:p text:style-name="MP6"/></draw:text-box></draw:frame><text:tab/>Version <text:span text:style-name="MT1"><text:reference-ref text:reference-format="text" text:ref-name="Version">0.0</text:reference-ref></text:span> vom <text:modification-date style:data-style-name="N36">21.04.2010</text:modification-date><text:tab/>Seite <text:page-number text:select-page="current">7</text:page-number>/<text:page-count style:num-forma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5</meta:editing-cycles>
    <meta:editing-duration>PT00H52M25S</meta:editing-duration>
    <dc:date>2010-04-21T18:21:01.17</dc:date>
    <dc:creator>Norman Nieß</dc:creator>
    <meta:document-statistic meta:table-count="2" meta:image-count="0" meta:object-count="0" meta:page-count="7" meta:paragraph-count="82" meta:word-count="490" meta:character-count="3736"/>
    <meta:user-defined meta:name="Info 1"/>
    <meta:user-defined meta:name="Info 2"/>
    <meta:user-defined meta:name="Info 3"/>
    <meta:user-defined meta:name="Info 4"/>
  </office:meta>
</office:document-meta>
</file>